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58.05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156.7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/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row table:style-name="ro1">
          <table:table-cell table:style-name="ce8" office:value-type="string" calcext:value-type="string">
            <text:p>Libdwarf Regression Testing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8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q2</text:p>
          </table:table-cell>
          <table:table-cell table:style-name="ce8"/>
          <table:table-cell office:value-type="string" calcext:value-type="string">
            <text:p>Intel 32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q3</text:p>
          </table:table-cell>
          <table:table-cell table:style-name="ce8"/>
          <table:table-cell office:value-type="string" calcext:value-type="string">
            <text:p>Intel 64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FB32</text:p>
          </table:table-cell>
          <table:table-cell table:style-name="ce8"/>
          <table:table-cell office:value-type="string" calcext:value-type="string">
            <text:p>32bit FreeBSD VM on Intel 64bit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8" office:value-type="string" calcext:value-type="string">
            <text:p>FB64</text:p>
          </table:table-cell>
          <table:table-cell table:style-name="ce8"/>
          <table:table-cell office:value-type="string" calcext:value-type="string">
            <text:p>64bit FreeBSD VM on Intel 64bit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390</text:p>
          </table:table-cell>
          <table:table-cell table:style-name="ce8"/>
          <table:table-cell office:value-type="string" calcext:value-type="string">
            <text:p>64bit Ubuntu <text:s/>VM, IBM s390-big-endian (no libelf)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est date</text:p>
          </table:table-cell>
          <table:table-cell table:style-name="ce10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8" office:value-type="string" calcext:value-type="string">
            <text:p>yyyy-mm-dd</text:p>
          </table:table-cell>
          <table:table-cell table:style-name="ce8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6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.0</text:p>
          </table:table-cell>
          <table:table-cell office:value-type="float" office:value="9.4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1043" calcext:value-type="float">
            <text:p>51043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FSUP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.0</text:p>
          </table:table-cell>
          <table:table-cell office:value-type="float" office:value="78.5" calcext:value-type="float">
            <text:p>78.5</text:p>
          </table:table-cell>
          <table:table-cell office:value-type="float" office:value="59" calcext:value-type="float">
            <text:p>59</text:p>
          </table:table-cell>
          <table:table-cell office:value-type="float" office:value="51030" calcext:value-type="float">
            <text:p>51030</text:p>
          </table:table-cell>
          <table:table-cell/>
        </table:table-row>
        <table:table-row table:style-name="ro1">
          <table:table-cell table:style-name="ce9" office:value-type="date" office:date-value="2020-07-02" calcext:value-type="date">
            <text:p>2020-07-0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5" calcext:value-type="float">
            <text:p>5</text:p>
          </table:table-cell>
          <table:table-cell office:value-type="float" office:value="366.4" calcext:value-type="float">
            <text:p>366.4</text:p>
          </table:table-cell>
          <table:table-cell office:value-type="float" office:value="9.14" calcext:value-type="float">
            <text:p>9.1</text:p>
          </table:table-cell>
          <table:table-cell office:value-type="float" office:value="32" calcext:value-type="float">
            <text:p>32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Improved err msgs. Added tests</text:p>
          </table:table-cell>
        </table:table-row>
        <table:table-row table:style-name="ro1">
          <table:table-cell table:style-name="ce9" office:value-type="string" calcext:value-type="string">
            <text:p>cd 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9" office:value-type="date" office:date-value="2020-06-26" calcext:value-type="date">
            <text:p>2020-06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3" calcext:value-type="date">
            <text:p>2020-06-1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1" calcext:value-type="date">
            <text:p>2020-06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9" office:value-type="date" office:date-value="2020-06-08" calcext:value-type="date">
            <text:p>2020-06-0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9" office:value-type="date" office:date-value="2020-05-23" calcext:value-type="date">
            <text:p>2020-05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9" office:value-type="date" office:date-value="2020-05-20" calcext:value-type="date">
            <text:p>2020-05-2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9" office:value-type="date" office:date-value="2020-05-19" calcext:value-type="date">
            <text:p>2020-05-1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29" calcext:value-type="date">
            <text:p>2020-04-29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all</text:p>
          </table:table-cell>
          <table:table-cell table:number-columns-repeated="6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32</text:p>
          </table:table-cell>
          <table:table-cell table:style-name="ce11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string" calcext:value-type="string">
            <text:p>:q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3" calcext:value-type="date">
            <text:p>2020-03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2" calcext:value-type="date">
            <text:p>2020-03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79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82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89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14" office:value-type="string" calcext:value-type="string">
            <text:p>SomeTestsNotNLIZE</text:p>
          </table:table-cell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14" office:value-type="string" calcext:value-type="string">
            <text:p>New cucontext merge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01" calcext:value-type="date">
            <text:p>2020-03-01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7"/>
        </table:table-row>
        <table:table-row table:style-name="ro1" table:number-rows-repeated="104847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 style:data-style-name="N2" text:time-value="15:38:10.109135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7-11T15:39:28.571426917</dc:date>
    <dc:creator>DavidA </dc:creator>
    <meta:editing-duration>P1DT7H19M52S</meta:editing-duration>
    <meta:editing-cycles>98</meta:editing-cycles>
    <meta:generator>LibreOffice/6.0.7.3$Linux_X86_64 LibreOffice_project/00m0$Build-3</meta:generator>
    <meta:document-statistic meta:table-count="1" meta:cell-count="598" meta:object-count="0"/>
  </office:meta>
</office:document-meta>
</file>